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3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45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4/06/2010</text:date>, <text:time>11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4T11:34:24</dc:date>
    <dc:creator>Daniele Ferro</dc:creator>
    <meta:editing-duration>PT71H31M47S</meta:editing-duration>
    <meta:editing-cycles>190</meta:editing-cycles>
    <meta:generator>OpenOffice.org/3.1$Linux OpenOffice.org_project/310m19$Build-9420</meta:generator>
    <meta:document-statistic meta:table-count="2" meta:cell-count="762" meta:object-count="0"/>
  </office:meta>
</office:document-meta>
</file>